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1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2.775cm" svg:x="4.2cm" svg:y="1.525cm">
          <draw:text-box>
            <text:p text:style-name="P1"><text:span text:style-name="T1">GSB FRAIS – Diagramme d'états</text:span></text:p>
            <text:p text:style-name="P1"><text:span text:style-name="T1"/></text:p>
            <text:p text:style-name="P1"><text:span text:style-name="T1"><text:s text:c="3"/></text:span><text:span text:style-name="T2"><text:s/></text:span><text:span text:style-name="T3">État d'une fiche de frais</text:span></text:p>
            <text:p text:style-name="P1"><text:span text:style-name="T1"/></text:p>
          </draw:text-box>
        </draw:frame>
        <draw:custom-shape draw:style-name="gr2" draw:text-style-name="P2" draw:layer="layout" svg:width="1cm" svg:height="1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5cm" svg:y1="6cm" svg:x2="6.7cm" svg:y2="6cm">
          <text:p/>
        </draw:line>
        <draw:custom-shape draw:style-name="gr4" draw:text-style-name="P1" draw:layer="layout" svg:width="5.3cm" svg:height="1.792cm" svg:x="6.7cm" svg:y="5.008cm">
          <text:p text:style-name="P1"><text:span text:style-name="T4">Créée fiche de fr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3cm" svg:y1="6.8cm" svg:x2="9.3cm" svg:y2="10.4cm">
          <text:p/>
        </draw:line>
        <draw:custom-shape draw:style-name="gr4" draw:text-style-name="P1" draw:layer="layout" svg:width="5.3cm" svg:height="1.792cm" svg:x="6.7cm" svg:y="10.308cm">
          <text:p text:style-name="P1"><text:span text:style-name="T4">Clôtur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3cm" svg:y1="12.1cm" svg:x2="9.3cm" svg:y2="15.7cm">
          <text:p/>
        </draw:line>
        <draw:frame draw:style-name="gr5" draw:text-style-name="P3" draw:layer="layout" svg:width="9.9cm" svg:height="1.675cm" svg:x="10.5cm" svg:y="8.025cm">
          <draw:text-box>
            <text:p text:style-name="P3">[Fin du mois]</text:p>
            <text:p text:style-name="P3">/Modifier état fiche</text:p>
          </draw:text-box>
        </draw:frame>
        <draw:custom-shape draw:style-name="gr4" draw:text-style-name="P1" draw:layer="layout" svg:width="5.3cm" svg:height="1.792cm" svg:x="6.7cm" svg:y="15.608cm">
          <text:p text:style-name="P1"><text:span text:style-name="T4">Valid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3cm" svg:y1="17.4cm" svg:x2="9.3cm" svg:y2="21cm">
          <text:p/>
        </draw:line>
        <draw:custom-shape draw:style-name="gr4" draw:text-style-name="P1" draw:layer="layout" svg:width="5.3cm" svg:height="1.792cm" svg:x="6.7cm" svg:y="21.008cm">
          <text:p text:style-name="P1"><text:span text:style-name="T4">Mise en pai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.3cm" svg:y1="22.8cm" svg:x2="9.3cm" svg:y2="26.4cm">
          <text:p/>
        </draw:line>
        <draw:custom-shape draw:style-name="gr4" draw:text-style-name="P1" draw:layer="layout" svg:width="5.3cm" svg:height="1.792cm" svg:x="6.7cm" svg:y="26.3cm">
          <text:p text:style-name="P1"><text:span text:style-name="T4">Rembours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cm" svg:y1="27.2cm" svg:x2="15.3cm" svg:y2="27.2cm">
          <text:p/>
        </draw:line>
        <draw:custom-shape draw:style-name="gr6" draw:text-style-name="P2" draw:layer="layout" svg:width="1cm" svg:height="1cm" svg:x="15.2cm" svg:y="2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8cm" svg:height="0.8cm" svg:x="15.3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8.346cm" svg:height="1.513cm" svg:x="10.466cm" svg:y="13.3cm">
          <draw:text-box>
            <text:p text:style-name="P3">[Attente date buttoir justificatifs]</text:p>
            <text:p text:style-name="P3">/Contrôler fiche de frais </text:p>
          </draw:text-box>
        </draw:frame>
        <draw:frame draw:style-name="gr8" draw:text-style-name="P3" draw:layer="layout" svg:width="5.514cm" svg:height="0.882cm" svg:x="10.566cm" svg:y="18.637cm">
          <draw:text-box>
            <text:p text:style-name="P3">/Mettre en paiement</text:p>
          </draw:text-box>
        </draw:frame>
        <draw:frame draw:style-name="gr8" draw:text-style-name="P3" draw:layer="layout" svg:width="5.353cm" svg:height="1.513cm" svg:x="10.4cm" svg:y="23.437cm">
          <draw:text-box>
            <text:p text:style-name="P3">[Paiement effectué]</text:p>
            <text:p text:style-name="P3">/Modifier état fich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6T00:59:36.63</meta:creation-date>
    <dc:date>2016-05-06T01:36:18.25</dc:date>
    <meta:editing-duration>PT36M32S</meta:editing-duration>
    <meta:editing-cycles>19</meta:editing-cycles>
    <meta:generator>OpenOffice/4.1.2$Win32 OpenOffice.org_project/412m3$Build-9782</meta:generator>
    <meta:document-statistic meta:object-count="19"/>
  </office:meta>
</office:document-meta>
</file>